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451cm"/>
    </style:style>
    <style:style style:name="co2" style:family="table-column">
      <style:table-column-properties fo:break-before="auto" style:column-width="2.544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2.962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nom</text:p>
          </table:table-cell>
          <table:table-cell office:value-type="string">
            <text:p>cognom</text:p>
          </table:table-cell>
          <table:table-cell office:value-type="string">
            <text:p>telefon</text:p>
          </table:table-cell>
          <table:table-cell office:value-type="string">
            <text:p>import_total</text:p>
          </table:table-cell>
          <table:table-cell table:number-columns-repeated="1019"/>
        </table:table-row>
        <table:table-row table:style-name="ro1">
          <table:table-cell office:value-type="string">
            <text:p>nulla.ante.iaculis@fames.net</text:p>
          </table:table-cell>
          <table:table-cell office:value-type="string">
            <text:p>Rajah</text:p>
          </table:table-cell>
          <table:table-cell office:value-type="string">
            <text:p>Fleming</text:p>
          </table:table-cell>
          <table:table-cell office:value-type="string">
            <text:p>931-721-47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lit.Etiam.laoreet@tellusimperdiet.org</text:p>
          </table:table-cell>
          <table:table-cell office:value-type="string">
            <text:p>Quinn</text:p>
          </table:table-cell>
          <table:table-cell office:value-type="string">
            <text:p>Mejia</text:p>
          </table:table-cell>
          <table:table-cell office:value-type="string">
            <text:p>939-593-2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t.netus.et@Cum.net</text:p>
          </table:table-cell>
          <table:table-cell office:value-type="string">
            <text:p>Colette</text:p>
          </table:table-cell>
          <table:table-cell office:value-type="string">
            <text:p>Mclean</text:p>
          </table:table-cell>
          <table:table-cell office:value-type="string">
            <text:p>939-829-5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ursus.purus.Nullam@orci.ca</text:p>
          </table:table-cell>
          <table:table-cell office:value-type="string">
            <text:p>Alfreda</text:p>
          </table:table-cell>
          <table:table-cell office:value-type="string">
            <text:p>King</text:p>
          </table:table-cell>
          <table:table-cell office:value-type="string">
            <text:p>937-309-59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ibero.Integer@scelerisque.edu</text:p>
          </table:table-cell>
          <table:table-cell office:value-type="string">
            <text:p>Macon</text:p>
          </table:table-cell>
          <table:table-cell office:value-type="string">
            <text:p>Mccarty</text:p>
          </table:table-cell>
          <table:table-cell office:value-type="string">
            <text:p>931-131-4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unc.quis.arcu@dis.com</text:p>
          </table:table-cell>
          <table:table-cell office:value-type="string">
            <text:p>Merrill</text:p>
          </table:table-cell>
          <table:table-cell office:value-type="string">
            <text:p>Eaton</text:p>
          </table:table-cell>
          <table:table-cell office:value-type="string">
            <text:p>933-648-39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facilisis.magna.tellus@Integer.ca</text:p>
          </table:table-cell>
          <table:table-cell office:value-type="string">
            <text:p>Roanna</text:p>
          </table:table-cell>
          <table:table-cell office:value-type="string">
            <text:p>Madden</text:p>
          </table:table-cell>
          <table:table-cell office:value-type="string">
            <text:p>934-131-1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feugiat.non@ac.net</text:p>
          </table:table-cell>
          <table:table-cell office:value-type="string">
            <text:p>Hanna</text:p>
          </table:table-cell>
          <table:table-cell office:value-type="string">
            <text:p>Morris</text:p>
          </table:table-cell>
          <table:table-cell office:value-type="string">
            <text:p>932-732-6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ellentesque.massa@Vivamus.edu</text:p>
          </table:table-cell>
          <table:table-cell office:value-type="string">
            <text:p>Dorian</text:p>
          </table:table-cell>
          <table:table-cell office:value-type="string">
            <text:p>Rollins</text:p>
          </table:table-cell>
          <table:table-cell office:value-type="string">
            <text:p>932-537-72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orttitor.eros.nec@dui.com</text:p>
          </table:table-cell>
          <table:table-cell office:value-type="string">
            <text:p>Lewis</text:p>
          </table:table-cell>
          <table:table-cell office:value-type="string">
            <text:p>Shannon</text:p>
          </table:table-cell>
          <table:table-cell office:value-type="string">
            <text:p>934-577-9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ec.ligula.consectetuer@telluslorem.co.uk</text:p>
          </table:table-cell>
          <table:table-cell office:value-type="string">
            <text:p>Nathaniel</text:p>
          </table:table-cell>
          <table:table-cell office:value-type="string">
            <text:p>Baird</text:p>
          </table:table-cell>
          <table:table-cell office:value-type="string">
            <text:p>935-813-59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etus.vitae.velit@ornareplacerat.org</text:p>
          </table:table-cell>
          <table:table-cell office:value-type="string">
            <text:p>Michael</text:p>
          </table:table-cell>
          <table:table-cell office:value-type="string">
            <text:p>Sweeney</text:p>
          </table:table-cell>
          <table:table-cell office:value-type="string">
            <text:p>935-863-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orem@Loremipsumdolor.net</text:p>
          </table:table-cell>
          <table:table-cell office:value-type="string">
            <text:p>Geraldine</text:p>
          </table:table-cell>
          <table:table-cell office:value-type="string">
            <text:p>Mcleod</text:p>
          </table:table-cell>
          <table:table-cell office:value-type="string">
            <text:p>933-369-2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obortis@auctorMaurisvel.ca</text:p>
          </table:table-cell>
          <table:table-cell office:value-type="string">
            <text:p>Adam</text:p>
          </table:table-cell>
          <table:table-cell office:value-type="string">
            <text:p>Dawson</text:p>
          </table:table-cell>
          <table:table-cell office:value-type="string">
            <text:p>931-666-94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liquet@semmagna.net</text:p>
          </table:table-cell>
          <table:table-cell office:value-type="string">
            <text:p>Geoffrey</text:p>
          </table:table-cell>
          <table:table-cell office:value-type="string">
            <text:p>Chan</text:p>
          </table:table-cell>
          <table:table-cell office:value-type="string">
            <text:p>931-149-2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nim.nec@lectus.net</text:p>
          </table:table-cell>
          <table:table-cell office:value-type="string">
            <text:p>Eden</text:p>
          </table:table-cell>
          <table:table-cell office:value-type="string">
            <text:p>Olson</text:p>
          </table:table-cell>
          <table:table-cell office:value-type="string">
            <text:p>931-303-9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sa.Suspendisse@eunibh.com</text:p>
          </table:table-cell>
          <table:table-cell office:value-type="string">
            <text:p>Linus</text:p>
          </table:table-cell>
          <table:table-cell office:value-type="string">
            <text:p>Hall</text:p>
          </table:table-cell>
          <table:table-cell office:value-type="string">
            <text:p>937-715-20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ultricies.sem@risusQuisque.net</text:p>
          </table:table-cell>
          <table:table-cell office:value-type="string">
            <text:p>Mason</text:p>
          </table:table-cell>
          <table:table-cell office:value-type="string">
            <text:p>Nolan</text:p>
          </table:table-cell>
          <table:table-cell office:value-type="string">
            <text:p>933-775-6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u@consectetuer.ca</text:p>
          </table:table-cell>
          <table:table-cell office:value-type="string">
            <text:p>Lilah</text:p>
          </table:table-cell>
          <table:table-cell office:value-type="string">
            <text:p>Shaw</text:p>
          </table:table-cell>
          <table:table-cell office:value-type="string">
            <text:p>932-400-6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in.dolor@miac.co.uk</text:p>
          </table:table-cell>
          <table:table-cell office:value-type="string">
            <text:p>Allistair</text:p>
          </table:table-cell>
          <table:table-cell office:value-type="string">
            <text:p>Elliott</text:p>
          </table:table-cell>
          <table:table-cell office:value-type="string">
            <text:p>937-883-58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olestie@egestasAliquamfringilla.ca</text:p>
          </table:table-cell>
          <table:table-cell office:value-type="string">
            <text:p>Nigel</text:p>
          </table:table-cell>
          <table:table-cell office:value-type="string">
            <text:p>Little</text:p>
          </table:table-cell>
          <table:table-cell office:value-type="string">
            <text:p>931-949-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um@Quisque.com</text:p>
          </table:table-cell>
          <table:table-cell office:value-type="string">
            <text:p>Autumn</text:p>
          </table:table-cell>
          <table:table-cell office:value-type="string">
            <text:p>Cervantes</text:p>
          </table:table-cell>
          <table:table-cell office:value-type="string">
            <text:p>930-848-14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pibus@elementum.edu</text:p>
          </table:table-cell>
          <table:table-cell office:value-type="string">
            <text:p>Rae</text:p>
          </table:table-cell>
          <table:table-cell office:value-type="string">
            <text:p>Rollins</text:p>
          </table:table-cell>
          <table:table-cell office:value-type="string">
            <text:p>931-679-5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gnis.dis.parturient@velitSed.edu</text:p>
          </table:table-cell>
          <table:table-cell office:value-type="string">
            <text:p>Hilel</text:p>
          </table:table-cell>
          <table:table-cell office:value-type="string">
            <text:p>Gates</text:p>
          </table:table-cell>
          <table:table-cell office:value-type="string">
            <text:p>937-985-9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roin.mi@Maecenas.org</text:p>
          </table:table-cell>
          <table:table-cell office:value-type="string">
            <text:p>Petra</text:p>
          </table:table-cell>
          <table:table-cell office:value-type="string">
            <text:p>Warren</text:p>
          </table:table-cell>
          <table:table-cell office:value-type="string">
            <text:p>937-412-48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quis.massa@ridiculusmusAenean.edu</text:p>
          </table:table-cell>
          <table:table-cell office:value-type="string">
            <text:p>Wynne</text:p>
          </table:table-cell>
          <table:table-cell office:value-type="string">
            <text:p>Parsons</text:p>
          </table:table-cell>
          <table:table-cell office:value-type="string">
            <text:p>930-666-9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onummy.ut.molestie@arcu.edu</text:p>
          </table:table-cell>
          <table:table-cell office:value-type="string">
            <text:p>Fitzgerald</text:p>
          </table:table-cell>
          <table:table-cell office:value-type="string">
            <text:p>Sutton</text:p>
          </table:table-cell>
          <table:table-cell office:value-type="string">
            <text:p>933-359-6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lit.elit@lectusquismassa.edu</text:p>
          </table:table-cell>
          <table:table-cell office:value-type="string">
            <text:p>Francesca</text:p>
          </table:table-cell>
          <table:table-cell office:value-type="string">
            <text:p>Hoffman</text:p>
          </table:table-cell>
          <table:table-cell office:value-type="string">
            <text:p>938-104-44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olor.nonummy@pharetranibh.net</text:p>
          </table:table-cell>
          <table:table-cell office:value-type="string">
            <text:p>Honorato</text:p>
          </table:table-cell>
          <table:table-cell office:value-type="string">
            <text:p>Long</text:p>
          </table:table-cell>
          <table:table-cell office:value-type="string">
            <text:p>932-681-65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t@erosProinultrices.com</text:p>
          </table:table-cell>
          <table:table-cell office:value-type="string">
            <text:p>Eliana</text:p>
          </table:table-cell>
          <table:table-cell office:value-type="string">
            <text:p>Robertson</text:p>
          </table:table-cell>
          <table:table-cell office:value-type="string">
            <text:p>932-246-56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gravida.mauris.ut@Suspendisseac.org</text:p>
          </table:table-cell>
          <table:table-cell office:value-type="string">
            <text:p>Mariam</text:p>
          </table:table-cell>
          <table:table-cell office:value-type="string">
            <text:p>Nunez</text:p>
          </table:table-cell>
          <table:table-cell office:value-type="string">
            <text:p>936-337-30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ellus.lorem.eu@Utnec.org</text:p>
          </table:table-cell>
          <table:table-cell office:value-type="string">
            <text:p>Cameron</text:p>
          </table:table-cell>
          <table:table-cell office:value-type="string">
            <text:p>Myers</text:p>
          </table:table-cell>
          <table:table-cell office:value-type="string">
            <text:p>932-247-8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onec.consectetuer.mauris@pedeultrices.co.uk</text:p>
          </table:table-cell>
          <table:table-cell office:value-type="string">
            <text:p>Macaulay</text:p>
          </table:table-cell>
          <table:table-cell office:value-type="string">
            <text:p>Douglas</text:p>
          </table:table-cell>
          <table:table-cell office:value-type="string">
            <text:p>933-748-77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ehicula.aliquet.libero@blandit.net</text:p>
          </table:table-cell>
          <table:table-cell office:value-type="string">
            <text:p>Candace</text:p>
          </table:table-cell>
          <table:table-cell office:value-type="string">
            <text:p>Floyd</text:p>
          </table:table-cell>
          <table:table-cell office:value-type="string">
            <text:p>932-486-52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tiam@ornareInfaucibus.net</text:p>
          </table:table-cell>
          <table:table-cell office:value-type="string">
            <text:p>Jack</text:p>
          </table:table-cell>
          <table:table-cell office:value-type="string">
            <text:p>Jarvis</text:p>
          </table:table-cell>
          <table:table-cell office:value-type="string">
            <text:p>934-202-5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it.amet@consectetuer.org</text:p>
          </table:table-cell>
          <table:table-cell office:value-type="string">
            <text:p>Irma</text:p>
          </table:table-cell>
          <table:table-cell office:value-type="string">
            <text:p>Warren</text:p>
          </table:table-cell>
          <table:table-cell office:value-type="string">
            <text:p>934-671-3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urabitur.dictum@elitNulla.com</text:p>
          </table:table-cell>
          <table:table-cell office:value-type="string">
            <text:p>Hayes</text:p>
          </table:table-cell>
          <table:table-cell office:value-type="string">
            <text:p>Trevino</text:p>
          </table:table-cell>
          <table:table-cell office:value-type="string">
            <text:p>937-693-35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agittis.augue@ornareliberoat.org</text:p>
          </table:table-cell>
          <table:table-cell office:value-type="string">
            <text:p>Tad</text:p>
          </table:table-cell>
          <table:table-cell office:value-type="string">
            <text:p>Larson</text:p>
          </table:table-cell>
          <table:table-cell office:value-type="string">
            <text:p>931-647-31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ibh.Donec@conguea.edu</text:p>
          </table:table-cell>
          <table:table-cell office:value-type="string">
            <text:p>Valentine</text:p>
          </table:table-cell>
          <table:table-cell office:value-type="string">
            <text:p>Short</text:p>
          </table:table-cell>
          <table:table-cell office:value-type="string">
            <text:p>937-188-89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arturient@id.net</text:p>
          </table:table-cell>
          <table:table-cell office:value-type="string">
            <text:p>Nell</text:p>
          </table:table-cell>
          <table:table-cell office:value-type="string">
            <text:p>Hurst</text:p>
          </table:table-cell>
          <table:table-cell office:value-type="string">
            <text:p>939-751-71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uris@sedpedenec.co.uk</text:p>
          </table:table-cell>
          <table:table-cell office:value-type="string">
            <text:p>Libby</text:p>
          </table:table-cell>
          <table:table-cell office:value-type="string">
            <text:p>Dominguez</text:p>
          </table:table-cell>
          <table:table-cell office:value-type="string">
            <text:p>935-392-8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aoreet.lectus.quis@necmauris.org</text:p>
          </table:table-cell>
          <table:table-cell office:value-type="string">
            <text:p>Whoopi</text:p>
          </table:table-cell>
          <table:table-cell office:value-type="string">
            <text:p>Conley</text:p>
          </table:table-cell>
          <table:table-cell office:value-type="string">
            <text:p>937-956-8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uctus.et@Suspendisseseddolor.ca</text:p>
          </table:table-cell>
          <table:table-cell office:value-type="string">
            <text:p>Mona</text:p>
          </table:table-cell>
          <table:table-cell office:value-type="string">
            <text:p>Lambert</text:p>
          </table:table-cell>
          <table:table-cell office:value-type="string">
            <text:p>932-151-46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gnis.dis.parturient@nibhlaciniaorci.net</text:p>
          </table:table-cell>
          <table:table-cell office:value-type="string">
            <text:p>Jaquelyn</text:p>
          </table:table-cell>
          <table:table-cell office:value-type="string">
            <text:p>Williamson</text:p>
          </table:table-cell>
          <table:table-cell office:value-type="string">
            <text:p>939-140-39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em@tellus.co.uk</text:p>
          </table:table-cell>
          <table:table-cell office:value-type="string">
            <text:p>Eleanor</text:p>
          </table:table-cell>
          <table:table-cell office:value-type="string">
            <text:p>Hendricks</text:p>
          </table:table-cell>
          <table:table-cell office:value-type="string">
            <text:p>935-665-1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eo.Vivamus@Maecenasornare.org</text:p>
          </table:table-cell>
          <table:table-cell office:value-type="string">
            <text:p>Tyrone</text:p>
          </table:table-cell>
          <table:table-cell office:value-type="string">
            <text:p>Hatfield</text:p>
          </table:table-cell>
          <table:table-cell office:value-type="string">
            <text:p>935-181-18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onsequat@Mauris.co.uk</text:p>
          </table:table-cell>
          <table:table-cell office:value-type="string">
            <text:p>Alexis</text:p>
          </table:table-cell>
          <table:table-cell office:value-type="string">
            <text:p>Hatfield</text:p>
          </table:table-cell>
          <table:table-cell office:value-type="string">
            <text:p>935-415-50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.feugiat@leoin.edu</text:p>
          </table:table-cell>
          <table:table-cell office:value-type="string">
            <text:p>Tasha</text:p>
          </table:table-cell>
          <table:table-cell office:value-type="string">
            <text:p>Bentley</text:p>
          </table:table-cell>
          <table:table-cell office:value-type="string">
            <text:p>933-167-1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iam.Sed@odio.com</text:p>
          </table:table-cell>
          <table:table-cell office:value-type="string">
            <text:p>Dakota</text:p>
          </table:table-cell>
          <table:table-cell office:value-type="string">
            <text:p>Chaney</text:p>
          </table:table-cell>
          <table:table-cell office:value-type="string">
            <text:p>934-264-65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rat.volutpat.Nulla@Suspendisse.com</text:p>
          </table:table-cell>
          <table:table-cell office:value-type="string">
            <text:p>Cynthia</text:p>
          </table:table-cell>
          <table:table-cell office:value-type="string">
            <text:p>Bray</text:p>
          </table:table-cell>
          <table:table-cell office:value-type="string">
            <text:p>937-876-50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haretra.Quisque@enimCurabiturmassa.ca</text:p>
          </table:table-cell>
          <table:table-cell office:value-type="string">
            <text:p>Eliana</text:p>
          </table:table-cell>
          <table:table-cell office:value-type="string">
            <text:p>Santiago</text:p>
          </table:table-cell>
          <table:table-cell office:value-type="string">
            <text:p>938-743-92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ehicula.Pellentesque.tincidunt@in.net</text:p>
          </table:table-cell>
          <table:table-cell office:value-type="string">
            <text:p>Brooke</text:p>
          </table:table-cell>
          <table:table-cell office:value-type="string">
            <text:p>Brown</text:p>
          </table:table-cell>
          <table:table-cell office:value-type="string">
            <text:p>938-966-11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tiam@nisimagna.edu</text:p>
          </table:table-cell>
          <table:table-cell office:value-type="string">
            <text:p>Orli</text:p>
          </table:table-cell>
          <table:table-cell office:value-type="string">
            <text:p>Stewart</text:p>
          </table:table-cell>
          <table:table-cell office:value-type="string">
            <text:p>930-874-78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ccumsan@Morbiaccumsan.com</text:p>
          </table:table-cell>
          <table:table-cell office:value-type="string">
            <text:p>Maryam</text:p>
          </table:table-cell>
          <table:table-cell office:value-type="string">
            <text:p>Gilliam</text:p>
          </table:table-cell>
          <table:table-cell office:value-type="string">
            <text:p>938-954-64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bibendum.Donec@commodoauctor.ca</text:p>
          </table:table-cell>
          <table:table-cell office:value-type="string">
            <text:p>Iliana</text:p>
          </table:table-cell>
          <table:table-cell office:value-type="string">
            <text:p>Hendricks</text:p>
          </table:table-cell>
          <table:table-cell office:value-type="string">
            <text:p>937-406-5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liquam.fringilla.cursus@tellusnon.co.uk</text:p>
          </table:table-cell>
          <table:table-cell office:value-type="string">
            <text:p>Teegan</text:p>
          </table:table-cell>
          <table:table-cell office:value-type="string">
            <text:p>Glass</text:p>
          </table:table-cell>
          <table:table-cell office:value-type="string">
            <text:p>938-137-17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ulla@SuspendissesagittisNullam.co.uk</text:p>
          </table:table-cell>
          <table:table-cell office:value-type="string">
            <text:p>Astra</text:p>
          </table:table-cell>
          <table:table-cell office:value-type="string">
            <text:p>Jordan</text:p>
          </table:table-cell>
          <table:table-cell office:value-type="string">
            <text:p>937-822-20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sa.Vestibulum@Quisqueporttitoreros.co.uk</text:p>
          </table:table-cell>
          <table:table-cell office:value-type="string">
            <text:p>Lane</text:p>
          </table:table-cell>
          <table:table-cell office:value-type="string">
            <text:p>Faulkner</text:p>
          </table:table-cell>
          <table:table-cell office:value-type="string">
            <text:p>931-328-6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interdum@dolorNullasemper.com</text:p>
          </table:table-cell>
          <table:table-cell office:value-type="string">
            <text:p>Quon</text:p>
          </table:table-cell>
          <table:table-cell office:value-type="string">
            <text:p>Wyatt</text:p>
          </table:table-cell>
          <table:table-cell office:value-type="string">
            <text:p>937-279-3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elit.justo@Quisquelibero.ca</text:p>
          </table:table-cell>
          <table:table-cell office:value-type="string">
            <text:p>Nicholas</text:p>
          </table:table-cell>
          <table:table-cell office:value-type="string">
            <text:p>Ashley</text:p>
          </table:table-cell>
          <table:table-cell office:value-type="string">
            <text:p>932-853-1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nim.nec@ac.net</text:p>
          </table:table-cell>
          <table:table-cell office:value-type="string">
            <text:p>Colt</text:p>
          </table:table-cell>
          <table:table-cell office:value-type="string">
            <text:p>Hickman</text:p>
          </table:table-cell>
          <table:table-cell office:value-type="string">
            <text:p>938-831-8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orbi.tristique@lectuspedeultrices.org</text:p>
          </table:table-cell>
          <table:table-cell office:value-type="string">
            <text:p>Dennis</text:p>
          </table:table-cell>
          <table:table-cell office:value-type="string">
            <text:p>Goodman</text:p>
          </table:table-cell>
          <table:table-cell office:value-type="string">
            <text:p>930-346-96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t@turpis.co.uk</text:p>
          </table:table-cell>
          <table:table-cell office:value-type="string">
            <text:p>Florence</text:p>
          </table:table-cell>
          <table:table-cell office:value-type="string">
            <text:p>Flowers</text:p>
          </table:table-cell>
          <table:table-cell office:value-type="string">
            <text:p>936-437-8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ttis.velit@sodalespurusin.edu</text:p>
          </table:table-cell>
          <table:table-cell office:value-type="string">
            <text:p>Marshall</text:p>
          </table:table-cell>
          <table:table-cell office:value-type="string">
            <text:p>Jensen</text:p>
          </table:table-cell>
          <table:table-cell office:value-type="string">
            <text:p>934-628-69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ommodo@parturientmontes.com</text:p>
          </table:table-cell>
          <table:table-cell office:value-type="string">
            <text:p>Paki</text:p>
          </table:table-cell>
          <table:table-cell office:value-type="string">
            <text:p>Noel</text:p>
          </table:table-cell>
          <table:table-cell office:value-type="string">
            <text:p>930-131-3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incidunt@anteipsum.ca</text:p>
          </table:table-cell>
          <table:table-cell office:value-type="string">
            <text:p>Magee</text:p>
          </table:table-cell>
          <table:table-cell office:value-type="string">
            <text:p>Dominguez</text:p>
          </table:table-cell>
          <table:table-cell office:value-type="string">
            <text:p>937-526-7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lit@natoquepenatibus.org</text:p>
          </table:table-cell>
          <table:table-cell office:value-type="string">
            <text:p>Cassidy</text:p>
          </table:table-cell>
          <table:table-cell office:value-type="string">
            <text:p>Love</text:p>
          </table:table-cell>
          <table:table-cell office:value-type="string">
            <text:p>931-922-43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ed@Aliquam.com</text:p>
          </table:table-cell>
          <table:table-cell office:value-type="string">
            <text:p>Ferdinand</text:p>
          </table:table-cell>
          <table:table-cell office:value-type="string">
            <text:p>Fernandez</text:p>
          </table:table-cell>
          <table:table-cell office:value-type="string">
            <text:p>934-435-10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ipsum@nibhsitamet.net</text:p>
          </table:table-cell>
          <table:table-cell office:value-type="string">
            <text:p>Emma</text:p>
          </table:table-cell>
          <table:table-cell office:value-type="string">
            <text:p>Fry</text:p>
          </table:table-cell>
          <table:table-cell office:value-type="string">
            <text:p>935-627-65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uris@sit.org</text:p>
          </table:table-cell>
          <table:table-cell office:value-type="string">
            <text:p>Colleen</text:p>
          </table:table-cell>
          <table:table-cell office:value-type="string">
            <text:p>Tucker</text:p>
          </table:table-cell>
          <table:table-cell office:value-type="string">
            <text:p>939-268-18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inceptos@cursusnon.net</text:p>
          </table:table-cell>
          <table:table-cell office:value-type="string">
            <text:p>Christopher</text:p>
          </table:table-cell>
          <table:table-cell office:value-type="string">
            <text:p>Patton</text:p>
          </table:table-cell>
          <table:table-cell office:value-type="string">
            <text:p>932-566-9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onvallis.ligula@ac.org</text:p>
          </table:table-cell>
          <table:table-cell office:value-type="string">
            <text:p>Leonard</text:p>
          </table:table-cell>
          <table:table-cell office:value-type="string">
            <text:p>Stevenson</text:p>
          </table:table-cell>
          <table:table-cell office:value-type="string">
            <text:p>936-974-4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ec.euismod.in@euismodet.edu</text:p>
          </table:table-cell>
          <table:table-cell office:value-type="string">
            <text:p>Yardley</text:p>
          </table:table-cell>
          <table:table-cell office:value-type="string">
            <text:p>Porter</text:p>
          </table:table-cell>
          <table:table-cell office:value-type="string">
            <text:p>930-746-89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unc.mauris.sapien@morbi.ca</text:p>
          </table:table-cell>
          <table:table-cell office:value-type="string">
            <text:p>Tarik</text:p>
          </table:table-cell>
          <table:table-cell office:value-type="string">
            <text:p>Rosales</text:p>
          </table:table-cell>
          <table:table-cell office:value-type="string">
            <text:p>938-496-34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vamus.nibh@sitamet.co.uk</text:p>
          </table:table-cell>
          <table:table-cell office:value-type="string">
            <text:p>Noelani</text:p>
          </table:table-cell>
          <table:table-cell office:value-type="string">
            <text:p>Dudley</text:p>
          </table:table-cell>
          <table:table-cell office:value-type="string">
            <text:p>938-442-37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orbi@scelerisquelorem.net</text:p>
          </table:table-cell>
          <table:table-cell office:value-type="string">
            <text:p>Imogene</text:p>
          </table:table-cell>
          <table:table-cell office:value-type="string">
            <text:p>Bentley</text:p>
          </table:table-cell>
          <table:table-cell office:value-type="string">
            <text:p>938-227-19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ulvinar.arcu.et@dictumsapienAenean.org</text:p>
          </table:table-cell>
          <table:table-cell office:value-type="string">
            <text:p>Alice</text:p>
          </table:table-cell>
          <table:table-cell office:value-type="string">
            <text:p>Morrow</text:p>
          </table:table-cell>
          <table:table-cell office:value-type="string">
            <text:p>935-271-2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ec@gravidanunc.ca</text:p>
          </table:table-cell>
          <table:table-cell office:value-type="string">
            <text:p>Fredericka</text:p>
          </table:table-cell>
          <table:table-cell office:value-type="string">
            <text:p>Mitchell</text:p>
          </table:table-cell>
          <table:table-cell office:value-type="string">
            <text:p>930-452-4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it@nec.edu</text:p>
          </table:table-cell>
          <table:table-cell office:value-type="string">
            <text:p>Olivia</text:p>
          </table:table-cell>
          <table:table-cell office:value-type="string">
            <text:p>Murray</text:p>
          </table:table-cell>
          <table:table-cell office:value-type="string">
            <text:p>939-851-4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ociosqu@Namtempordiam.org</text:p>
          </table:table-cell>
          <table:table-cell office:value-type="string">
            <text:p>Uma</text:p>
          </table:table-cell>
          <table:table-cell office:value-type="string">
            <text:p>Tyler</text:p>
          </table:table-cell>
          <table:table-cell office:value-type="string">
            <text:p>931-861-2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isi@vulputate.org</text:p>
          </table:table-cell>
          <table:table-cell office:value-type="string">
            <text:p>Sydnee</text:p>
          </table:table-cell>
          <table:table-cell office:value-type="string">
            <text:p>Martin</text:p>
          </table:table-cell>
          <table:table-cell office:value-type="string">
            <text:p>939-344-3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rat@blanditNamnulla.org</text:p>
          </table:table-cell>
          <table:table-cell office:value-type="string">
            <text:p>Sydney</text:p>
          </table:table-cell>
          <table:table-cell office:value-type="string">
            <text:p>Simpson</text:p>
          </table:table-cell>
          <table:table-cell office:value-type="string">
            <text:p>933-151-24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enatibus.et.magnis@etpede.edu</text:p>
          </table:table-cell>
          <table:table-cell office:value-type="string">
            <text:p>Sierra</text:p>
          </table:table-cell>
          <table:table-cell office:value-type="string">
            <text:p>Mcgowan</text:p>
          </table:table-cell>
          <table:table-cell office:value-type="string">
            <text:p>932-779-89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justo.faucibus.lectus@aliquetnec.org</text:p>
          </table:table-cell>
          <table:table-cell office:value-type="string">
            <text:p>Cain</text:p>
          </table:table-cell>
          <table:table-cell office:value-type="string">
            <text:p>Hatfield</text:p>
          </table:table-cell>
          <table:table-cell office:value-type="string">
            <text:p>937-271-5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etus@magnaet.edu</text:p>
          </table:table-cell>
          <table:table-cell office:value-type="string">
            <text:p>Macy</text:p>
          </table:table-cell>
          <table:table-cell office:value-type="string">
            <text:p>Pace</text:p>
          </table:table-cell>
          <table:table-cell office:value-type="string">
            <text:p>936-143-99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on.vestibulum.nec@ascelerisque.co.uk</text:p>
          </table:table-cell>
          <table:table-cell office:value-type="string">
            <text:p>Mercedes</text:p>
          </table:table-cell>
          <table:table-cell office:value-type="string">
            <text:p>Cooley</text:p>
          </table:table-cell>
          <table:table-cell office:value-type="string">
            <text:p>932-148-37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lementum.at@elementum.net</text:p>
          </table:table-cell>
          <table:table-cell office:value-type="string">
            <text:p>Ora</text:p>
          </table:table-cell>
          <table:table-cell office:value-type="string">
            <text:p>Warren</text:p>
          </table:table-cell>
          <table:table-cell office:value-type="string">
            <text:p>933-817-9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incidunt@in.co.uk</text:p>
          </table:table-cell>
          <table:table-cell office:value-type="string">
            <text:p>Nicole</text:p>
          </table:table-cell>
          <table:table-cell office:value-type="string">
            <text:p>Kline</text:p>
          </table:table-cell>
          <table:table-cell office:value-type="string">
            <text:p>930-634-2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gravida.sagittis.Duis@porta.co.uk</text:p>
          </table:table-cell>
          <table:table-cell office:value-type="string">
            <text:p>Knox</text:p>
          </table:table-cell>
          <table:table-cell office:value-type="string">
            <text:p>Todd</text:p>
          </table:table-cell>
          <table:table-cell office:value-type="string">
            <text:p>938-683-19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in.faucibus.orci@Vivamus.org</text:p>
          </table:table-cell>
          <table:table-cell office:value-type="string">
            <text:p>Rooney</text:p>
          </table:table-cell>
          <table:table-cell office:value-type="string">
            <text:p>Morrison</text:p>
          </table:table-cell>
          <table:table-cell office:value-type="string">
            <text:p>939-941-31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uis@amet.net</text:p>
          </table:table-cell>
          <table:table-cell office:value-type="string">
            <text:p>Dolan</text:p>
          </table:table-cell>
          <table:table-cell office:value-type="string">
            <text:p>Webster</text:p>
          </table:table-cell>
          <table:table-cell office:value-type="string">
            <text:p>933-405-67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igula.tortor.dictum@sitamet.co.uk</text:p>
          </table:table-cell>
          <table:table-cell office:value-type="string">
            <text:p>Perry</text:p>
          </table:table-cell>
          <table:table-cell office:value-type="string">
            <text:p>Hoffman</text:p>
          </table:table-cell>
          <table:table-cell office:value-type="string">
            <text:p>931-509-2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u@imperdiet.org</text:p>
          </table:table-cell>
          <table:table-cell office:value-type="string">
            <text:p>Christen</text:p>
          </table:table-cell>
          <table:table-cell office:value-type="string">
            <text:p>Willis</text:p>
          </table:table-cell>
          <table:table-cell office:value-type="string">
            <text:p>936-907-6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lectus.Nullam.suscipit@idenim.net</text:p>
          </table:table-cell>
          <table:table-cell office:value-type="string">
            <text:p>Tyler</text:p>
          </table:table-cell>
          <table:table-cell office:value-type="string">
            <text:p>Barron</text:p>
          </table:table-cell>
          <table:table-cell office:value-type="string">
            <text:p>934-926-29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urabitur@ornaretortor.net</text:p>
          </table:table-cell>
          <table:table-cell office:value-type="string">
            <text:p>Wylie</text:p>
          </table:table-cell>
          <table:table-cell office:value-type="string">
            <text:p>Estrada</text:p>
          </table:table-cell>
          <table:table-cell office:value-type="string">
            <text:p>933-287-53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haretra.sed.hendrerit@justonecante.net</text:p>
          </table:table-cell>
          <table:table-cell office:value-type="string">
            <text:p>Beatrice</text:p>
          </table:table-cell>
          <table:table-cell office:value-type="string">
            <text:p>Hatfield</text:p>
          </table:table-cell>
          <table:table-cell office:value-type="string">
            <text:p>933-745-5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empus.scelerisque@Crassed.org</text:p>
          </table:table-cell>
          <table:table-cell office:value-type="string">
            <text:p>Aidan</text:p>
          </table:table-cell>
          <table:table-cell office:value-type="string">
            <text:p>Huffman</text:p>
          </table:table-cell>
          <table:table-cell office:value-type="string">
            <text:p>936-144-55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fermentum@disparturientmontes.net</text:p>
          </table:table-cell>
          <table:table-cell office:value-type="string">
            <text:p>Carissa</text:p>
          </table:table-cell>
          <table:table-cell office:value-type="string">
            <text:p>Ferguson</text:p>
          </table:table-cell>
          <table:table-cell office:value-type="string">
            <text:p>939-647-27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lesuada.augue@accumsanlaoreetipsum.edu</text:p>
          </table:table-cell>
          <table:table-cell office:value-type="string">
            <text:p>Yen</text:p>
          </table:table-cell>
          <table:table-cell office:value-type="string">
            <text:p>Sutton</text:p>
          </table:table-cell>
          <table:table-cell office:value-type="string">
            <text:p>936-595-7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ascetur.ridiculus@nuncac.com</text:p>
          </table:table-cell>
          <table:table-cell office:value-type="string">
            <text:p>Ruby</text:p>
          </table:table-cell>
          <table:table-cell office:value-type="string">
            <text:p>Garza</text:p>
          </table:table-cell>
          <table:table-cell office:value-type="string">
            <text:p>930-153-7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 table:number-rows-repeated="44">
          <table:table-cell table:number-columns-repeated="1024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Data</dc:title>
    <meta:initial-creator>Unknown Creator</meta:initial-creator>
    <meta:creation-date>2014-10-09T10:22:51</meta:creation-date>
    <dc:date>2014-10-09T17:24:43</dc:date>
    <meta:document-statistic meta:table-count="1" meta:cell-count="505" meta:object-count="0"/>
    <meta:generator>LibreOffice/3.5$Linux_X86_64 LibreOffice_project/350m1$Build-2</meta:generator>
  </office:meta>
</office:document-meta>
</file>